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14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cuencia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4" table:number-columns-repeated="1012" table:default-cell-style-name="ce1"/>
        <table:table-column table:style-name="co5" table:number-columns-repeated="1536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13">
            <text:p>EJECUCIÓN SECUENCIAL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table:style-name="ce2"/>
          <table:table-cell office:value-type="string" table:style-name="ce3">
            <text:p>K=1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2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3</text:p>
          </table:table-cell>
          <table:table-cell table:style-name="ce2"/>
          <table:table-cell table:number-columns-repeated="16372"/>
        </table:table-row>
        <table:table-row table:style-name="ro3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72"/>
        </table:table-row>
        <table:table-row table:style-name="ro3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1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2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450000000000002" table:style-name="ce7">
            <text:p>96.45%</text:p>
          </table:table-cell>
          <table:table-cell office:value-type="float" office:value="190.42400000000001" table:style-name="ce6">
            <text:p>190.424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5799999999999996" table:style-name="ce7">
            <text:p>95.80%</text:p>
          </table:table-cell>
          <table:table-cell office:value-type="float" office:value="189.029" table:style-name="ce6">
            <text:p>189.029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699999999999997" table:style-name="ce7">
            <text:p>96.70%</text:p>
          </table:table-cell>
          <table:table-cell office:value-type="float" office:value="190.15299999999999" table:style-name="ce6">
            <text:p>190.1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6050000000000002" table:style-name="ce7">
            <text:p>96.05%</text:p>
          </table:table-cell>
          <table:table-cell office:value-type="float" office:value="190.751" table:style-name="ce6">
            <text:p>190.751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90.21600000000001" table:style-name="ce6">
            <text:p>190.216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979999999999999" table:style-name="ce7">
            <text:p>95.98%</text:p>
          </table:table-cell>
          <table:table-cell office:value-type="float" office:value="190.82400000000001" table:style-name="ce6">
            <text:p>190.8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6099999999999997" table:style-name="ce7">
            <text:p>96.10%</text:p>
          </table:table-cell>
          <table:table-cell office:value-type="float" office:value="191.30099999999999" table:style-name="ce6">
            <text:p>191.301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499999999999996" table:style-name="ce7">
            <text:p>95.50%</text:p>
          </table:table-cell>
          <table:table-cell office:value-type="float" office:value="191.22200000000001" table:style-name="ce6">
            <text:p>191.222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779999999999998" table:style-name="ce7">
            <text:p>95.78%</text:p>
          </table:table-cell>
          <table:table-cell office:value-type="float" office:value="191.01599999999999" table:style-name="ce6">
            <text:p>191.0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6350000000000002" table:style-name="ce7">
            <text:p>96.35%</text:p>
          </table:table-cell>
          <table:table-cell office:value-type="float" office:value="191.65100000000001" table:style-name="ce8">
            <text:p>191.651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" table:style-name="ce9">
            <text:p>95.00 %</text:p>
          </table:table-cell>
          <table:table-cell office:value-type="float" office:value="191.29400000000001" table:style-name="ce8">
            <text:p>191.294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50000000000002" table:style-name="ce7">
            <text:p>95.85%</text:p>
          </table:table-cell>
          <table:table-cell office:value-type="float" office:value="191.04900000000001" table:style-name="ce8">
            <text:p>191.049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350000000000002" table:style-name="ce7">
            <text:p>96.35%</text:p>
          </table:table-cell>
          <table:table-cell office:value-type="float" office:value="191.82599999999999" table:style-name="ce6">
            <text:p>191.826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5579999999999998" table:style-name="ce10">
            <text:p>96%</text:p>
          </table:table-cell>
          <table:table-cell office:value-type="float" office:value="192.203" table:style-name="ce6">
            <text:p>192.203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299999999999997" table:style-name="ce7">
            <text:p>96.30%</text:p>
          </table:table-cell>
          <table:table-cell office:value-type="float" office:value="191.88" table:style-name="ce6">
            <text:p>191.88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3">
          <table:table-cell/>
          <table:table-cell office:value-type="string" table:style-name="ce11">
            <text:p>RESUMEN</text:p>
          </table:table-cell>
          <table:table-cell office:value-type="percentage" office:value="0.96260000000000001" table:style-name="ce7">
            <text:p>96.26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520000000000005" table:style-name="ce9">
            <text:p>95.52 %</text:p>
          </table:table-cell>
          <table:table-cell office:value-type="string" table:style-name="ce12">
            <text:p>-</text:p>
          </table:table-cell>
          <table:table-cell table:style-name="ce5"/>
          <table:table-cell office:value-type="string" table:style-name="ce11">
            <text:p>RESUMEN</text:p>
          </table:table-cell>
          <table:table-cell office:value-type="percentage" office:value="0.96120000000000005" table:style-name="ce7">
            <text:p>96.12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style-name="ro1">
          <table:table-cell/>
          <table:table-cell table:number-columns-repeated="11" table:style-name="ce1"/>
          <table:table-cell table:style-name="ce1">
            <draw:frame draw:z-index="1" draw:id="id0" draw:style-name="a0" draw:name="Gráfico 1" svg:x="0.61012in" svg:y="0in" svg:width="7.14286in" svg:height="5.0193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table:style-name="ce2"/>
          <table:table-cell office:value-type="string" table:style-name="ce3">
            <text:p>K=4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5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6</text:p>
          </table:table-cell>
          <table:table-cell table:style-name="ce2"/>
          <table:table-cell table:number-columns-repeated="16372"/>
        </table:table-row>
        <table:table-row table:style-name="ro3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3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4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5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279999999999999" table:style-name="ce7">
            <text:p>96.28%</text:p>
          </table:table-cell>
          <table:table-cell office:value-type="float" office:value="190.16300000000001" table:style-name="ce6">
            <text:p>190.163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299999999999997" table:style-name="ce7">
            <text:p>96.30%</text:p>
          </table:table-cell>
          <table:table-cell office:value-type="float" office:value="189.673" table:style-name="ce6">
            <text:p>189.673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187.92099999999999" table:style-name="ce6">
            <text:p>187.9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6130000000000004" table:style-name="ce7">
            <text:p>96.13%</text:p>
          </table:table-cell>
          <table:table-cell office:value-type="float" office:value="190.42400000000001" table:style-name="ce6">
            <text:p>190.424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899999999999996" table:style-name="ce7">
            <text:p>95.90%</text:p>
          </table:table-cell>
          <table:table-cell office:value-type="float" office:value="190.82" table:style-name="ce6">
            <text:p>190.82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930000000000004" table:style-name="ce7">
            <text:p>95.93%</text:p>
          </table:table-cell>
          <table:table-cell office:value-type="float" office:value="188.88399999999999" table:style-name="ce6">
            <text:p>188.8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5650000000000002" table:style-name="ce7">
            <text:p>95.65%</text:p>
          </table:table-cell>
          <table:table-cell office:value-type="float" office:value="191.05099999999999" table:style-name="ce6">
            <text:p>191.051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599999999999996" table:style-name="ce7">
            <text:p>95.60%</text:p>
          </table:table-cell>
          <table:table-cell office:value-type="float" office:value="190.983" table:style-name="ce6">
            <text:p>190.983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530000000000004" table:style-name="ce7">
            <text:p>95.53%</text:p>
          </table:table-cell>
          <table:table-cell office:value-type="float" office:value="191.173" table:style-name="ce6">
            <text:p>191.1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5750000000000002" table:style-name="ce7">
            <text:p>95.75%</text:p>
          </table:table-cell>
          <table:table-cell office:value-type="float" office:value="191.947" table:style-name="ce8">
            <text:p>191.947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192.03800000000001" table:style-name="ce8">
            <text:p>192.038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191.5" table:style-name="ce8">
            <text:p>191.50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192.357" table:style-name="ce6">
            <text:p>192.357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479999999999999" table:style-name="ce7">
            <text:p>96.48%</text:p>
          </table:table-cell>
          <table:table-cell office:value-type="float" office:value="192.4" table:style-name="ce6">
            <text:p>192.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191.929" table:style-name="ce6">
            <text:p>191.929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1">
          <table:table-cell/>
          <table:table-cell office:value-type="string" table:style-name="ce11">
            <text:p>RESUMEN</text:p>
          </table:table-cell>
          <table:table-cell office:value-type="percentage" office:value="0.96040000000000003" table:style-name="ce7">
            <text:p>96.04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6020000000000005" table:style-name="ce7">
            <text:p>96.02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6" table:style-name="ce9">
            <text:p>96.00 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K=7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8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9</text:p>
          </table:table-cell>
          <table:table-cell table:style-name="ce2"/>
          <table:table-cell table:number-columns-repeated="16372"/>
        </table:table-row>
        <table:table-row table:style-name="ro1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1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7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8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150000000000002" table:style-name="ce7">
            <text:p>96.15%</text:p>
          </table:table-cell>
          <table:table-cell office:value-type="float" office:value="190.17400000000001" table:style-name="ce6">
            <text:p>190.174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" table:style-name="ce9">
            <text:p>96.00 %</text:p>
          </table:table-cell>
          <table:table-cell office:value-type="float" office:value="188.52699999999999" table:style-name="ce6">
            <text:p>188.527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050000000000002" table:style-name="ce7">
            <text:p>96.05%</text:p>
          </table:table-cell>
          <table:table-cell office:value-type="float" office:value="188.71799999999999" table:style-name="ce6">
            <text:p>188.7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5799999999999996" table:style-name="ce7">
            <text:p>95.80%</text:p>
          </table:table-cell>
          <table:table-cell office:value-type="float" office:value="190.47" table:style-name="ce6">
            <text:p>190.47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188.827" table:style-name="ce6">
            <text:p>188.827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530000000000004" table:style-name="ce7">
            <text:p>95.53%</text:p>
          </table:table-cell>
          <table:table-cell office:value-type="float" office:value="189.27" table:style-name="ce6">
            <text:p>189.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5379999999999998" table:style-name="ce7">
            <text:p>95.38%</text:p>
          </table:table-cell>
          <table:table-cell office:value-type="float" office:value="190.94800000000001" table:style-name="ce6">
            <text:p>190.948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299999999999996" table:style-name="ce7">
            <text:p>95.30%</text:p>
          </table:table-cell>
          <table:table-cell office:value-type="float" office:value="190.26" table:style-name="ce6">
            <text:p>190.26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4950000000000001" table:style-name="ce7">
            <text:p>94.95%</text:p>
          </table:table-cell>
          <table:table-cell office:value-type="float" office:value="189.48599999999999" table:style-name="ce6">
            <text:p>189.4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91.05199999999999" table:style-name="ce8">
            <text:p>191.052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579999999999998" table:style-name="ce7">
            <text:p>95.58%</text:p>
          </table:table-cell>
          <table:table-cell office:value-type="float" office:value="190.42" table:style-name="ce8">
            <text:p>190.420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89.6" table:style-name="ce8">
            <text:p>189.60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079999999999999" table:style-name="ce7">
            <text:p>96.08%</text:p>
          </table:table-cell>
          <table:table-cell office:value-type="float" office:value="192.28700000000001" table:style-name="ce6">
            <text:p>192.287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130000000000004" table:style-name="ce7">
            <text:p>96.13%</text:p>
          </table:table-cell>
          <table:table-cell office:value-type="float" office:value="190.52099999999999" table:style-name="ce6">
            <text:p>190.521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" table:style-name="ce9">
            <text:p>96.00 %</text:p>
          </table:table-cell>
          <table:table-cell office:value-type="float" office:value="190.86600000000001" table:style-name="ce6">
            <text:p>190.866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1">
          <table:table-cell/>
          <table:table-cell office:value-type="string" table:style-name="ce11">
            <text:p>RESUMEN</text:p>
          </table:table-cell>
          <table:table-cell office:value-type="percentage" office:value="0.95820000000000005" table:style-name="ce7">
            <text:p>95.82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77" table:style-name="ce7">
            <text:p>95.77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650000000000002" table:style-name="ce7">
            <text:p>95.65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4" table:style-name="ce1"/>
          <table:table-cell table:style-name="ce2"/>
          <table:table-cell office:value-type="string" table:style-name="ce3">
            <text:p>K=10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1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6">
            <text:p>0</text:p>
          </table:table-cell>
          <table:table-cell office:value-type="percentage" office:value="0.95930000000000004" table:style-name="ce7">
            <text:p>95.93%</text:p>
          </table:table-cell>
          <table:table-cell office:value-type="float" office:value="188.32599999999999" table:style-name="ce6">
            <text:p>188.326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" table:style-name="ce6">
            <text:p>1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88.358" table:style-name="ce6">
            <text:p>188.358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2" table:style-name="ce6">
            <text:p>2</text:p>
          </table:table-cell>
          <table:table-cell office:value-type="percentage" office:value="0.95" table:style-name="ce9">
            <text:p>95.00 %</text:p>
          </table:table-cell>
          <table:table-cell office:value-type="float" office:value="188.64" table:style-name="ce6">
            <text:p>188.6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3" table:style-name="ce6">
            <text:p>3</text:p>
          </table:table-cell>
          <table:table-cell office:value-type="percentage" office:value="0.95379999999999998" table:style-name="ce7">
            <text:p>95.38%</text:p>
          </table:table-cell>
          <table:table-cell office:value-type="float" office:value="190.25800000000001" table:style-name="ce8">
            <text:p>190.25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4" table:style-name="ce6">
            <text:p>4</text:p>
          </table:table-cell>
          <table:table-cell office:value-type="percentage" office:value="0.95779999999999998" table:style-name="ce7">
            <text:p>95.78%</text:p>
          </table:table-cell>
          <table:table-cell office:value-type="float" office:value="190.80799999999999" table:style-name="ce6">
            <text:p>190.808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1">
            <text:p>RESUMEN</text:p>
          </table:table-cell>
          <table:table-cell office:value-type="percentage" office:value="0.9556" table:style-name="ce7">
            <text:p>95.56%</text:p>
          </table:table-cell>
          <table:table-cell office:value-type="string" table:style-name="ce12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3" table:number-rows-spanned="1" table:style-name="ce14">
            <text:p>Best k: 1, Found in 5157,81 second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Test accuracity: 0,9735 completed in 979,927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otal elapsed time 6138,04s</text:p>
          </table:table-cell>
          <table:table-cell table:number-columns-repeated="16382" table:style-name="ce1"/>
        </table:table-row>
        <table:table-row table:number-rows-repeated="1048522" table:style-name="ro4">
          <table:table-cell table:number-columns-repeated="16384"/>
        </table:table-row>
      </table:table>
      <table:table table:name="knn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5" table:number-columns-repeated="1637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1" table:style-name="ce13">
            <text:p>EJECUCIÓN KNN PARAL.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3">
            <text:p>K=1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2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3</text:p>
          </table:table-cell>
          <table:table-cell table:style-name="ce2"/>
          <table:table-cell table:number-columns-repeated="16372"/>
        </table:table-row>
        <table:table-row table:style-name="ro3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72"/>
        </table:table-row>
        <table:table-row table:style-name="ro3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1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2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450000000000002" table:style-name="ce7">
            <text:p>96.45%</text:p>
          </table:table-cell>
          <table:table-cell office:value-type="float" office:value="41.456299999999999" table:style-name="ce6">
            <text:p>41.4563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5799999999999996" table:style-name="ce7">
            <text:p>95.80%</text:p>
          </table:table-cell>
          <table:table-cell office:value-type="float" office:value="40.845399999999998" table:style-name="ce6">
            <text:p>40.8454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699999999999997" table:style-name="ce7">
            <text:p>96.70%</text:p>
          </table:table-cell>
          <table:table-cell office:value-type="float" office:value="54.475000000000001" table:style-name="ce6">
            <text:p>54.4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6050000000000002" table:style-name="ce7">
            <text:p>96.05%</text:p>
          </table:table-cell>
          <table:table-cell office:value-type="float" office:value="42.507899999999999" table:style-name="ce6">
            <text:p>42.507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39.710299999999997" table:style-name="ce6">
            <text:p>39.7103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979999999999999" table:style-name="ce7">
            <text:p>95.98%</text:p>
          </table:table-cell>
          <table:table-cell office:value-type="float" office:value="52.756" table:style-name="ce6">
            <text:p>52.7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6099999999999997" table:style-name="ce7">
            <text:p>96.10%</text:p>
          </table:table-cell>
          <table:table-cell office:value-type="float" office:value="39.535299999999999" table:style-name="ce6">
            <text:p>39.5353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499999999999996" table:style-name="ce7">
            <text:p>95.50%</text:p>
          </table:table-cell>
          <table:table-cell office:value-type="float" office:value="41.365600000000001" table:style-name="ce6">
            <text:p>41.3656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779999999999998" table:style-name="ce7">
            <text:p>95.78%</text:p>
          </table:table-cell>
          <table:table-cell office:value-type="float" office:value="56.148600000000002" table:style-name="ce6">
            <text:p>56.14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6350000000000002" table:style-name="ce7">
            <text:p>96.35%</text:p>
          </table:table-cell>
          <table:table-cell office:value-type="float" office:value="39.734699999999997" table:style-name="ce8">
            <text:p>39.734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" table:style-name="ce9">
            <text:p>95.00 %</text:p>
          </table:table-cell>
          <table:table-cell office:value-type="float" office:value="39.908700000000003" table:style-name="ce8">
            <text:p>39.90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50000000000002" table:style-name="ce7">
            <text:p>95.85%</text:p>
          </table:table-cell>
          <table:table-cell office:value-type="float" office:value="59.577399999999997" table:style-name="ce8">
            <text:p>59.57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350000000000002" table:style-name="ce7">
            <text:p>96.35%</text:p>
          </table:table-cell>
          <table:table-cell office:value-type="float" office:value="40.019599999999997" table:style-name="ce6">
            <text:p>40.0196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5579999999999998" table:style-name="ce10">
            <text:p>96%</text:p>
          </table:table-cell>
          <table:table-cell office:value-type="float" office:value="39.465200000000003" table:style-name="ce6">
            <text:p>39.4652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299999999999997" table:style-name="ce7">
            <text:p>96.30%</text:p>
          </table:table-cell>
          <table:table-cell office:value-type="float" office:value="52.578600000000002" table:style-name="ce6">
            <text:p>52.5786</text:p>
          </table:table-cell>
          <table:table-cell table:style-name="ce1">
            <draw:frame draw:z-index="1" draw:id="id1" draw:style-name="a1" draw:name="Gráfico 1" svg:x="0.61012in" svg:y="0.16369in" svg:width="6.75595in" svg:height="4.8556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3">
          <table:table-cell/>
          <table:table-cell office:value-type="string" table:style-name="ce11">
            <text:p>RESUMEN</text:p>
          </table:table-cell>
          <table:table-cell office:value-type="percentage" office:value="0.96260000000000001" table:style-name="ce7">
            <text:p>96.26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520000000000005" table:style-name="ce9">
            <text:p>95.52 %</text:p>
          </table:table-cell>
          <table:table-cell office:value-type="string" table:style-name="ce12">
            <text:p>-</text:p>
          </table:table-cell>
          <table:table-cell table:style-name="ce5"/>
          <table:table-cell office:value-type="string" table:style-name="ce11">
            <text:p>RESUMEN</text:p>
          </table:table-cell>
          <table:table-cell office:value-type="percentage" office:value="0.96120000000000005" table:style-name="ce7">
            <text:p>96.12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3">
            <text:p>K=4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5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6</text:p>
          </table:table-cell>
          <table:table-cell table:style-name="ce2"/>
          <table:table-cell table:number-columns-repeated="16372"/>
        </table:table-row>
        <table:table-row table:style-name="ro3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3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4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5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279999999999999" table:style-name="ce7">
            <text:p>96.28%</text:p>
          </table:table-cell>
          <table:table-cell office:value-type="float" office:value="54.475000000000001" table:style-name="ce6">
            <text:p>54.475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299999999999997" table:style-name="ce7">
            <text:p>96.30%</text:p>
          </table:table-cell>
          <table:table-cell office:value-type="float" office:value="49.9679" table:style-name="ce6">
            <text:p>49.9679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41.470199999999998" table:style-name="ce6">
            <text:p>41.47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6130000000000004" table:style-name="ce7">
            <text:p>96.13%</text:p>
          </table:table-cell>
          <table:table-cell office:value-type="float" office:value="52.756" table:style-name="ce6">
            <text:p>52.756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899999999999996" table:style-name="ce7">
            <text:p>95.90%</text:p>
          </table:table-cell>
          <table:table-cell office:value-type="float" office:value="63.964700000000001" table:style-name="ce6">
            <text:p>63.9647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930000000000004" table:style-name="ce7">
            <text:p>95.93%</text:p>
          </table:table-cell>
          <table:table-cell office:value-type="float" office:value="38.578499999999998" table:style-name="ce6">
            <text:p>38.578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5650000000000002" table:style-name="ce7">
            <text:p>95.65%</text:p>
          </table:table-cell>
          <table:table-cell office:value-type="float" office:value="56.148600000000002" table:style-name="ce6">
            <text:p>56.1486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599999999999996" table:style-name="ce7">
            <text:p>95.60%</text:p>
          </table:table-cell>
          <table:table-cell office:value-type="float" office:value="53.461199999999998" table:style-name="ce6">
            <text:p>53.4612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530000000000004" table:style-name="ce7">
            <text:p>95.53%</text:p>
          </table:table-cell>
          <table:table-cell office:value-type="float" office:value="36.828299999999999" table:style-name="ce6">
            <text:p>36.82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5750000000000002" table:style-name="ce7">
            <text:p>95.75%</text:p>
          </table:table-cell>
          <table:table-cell office:value-type="float" office:value="59.577399999999997" table:style-name="ce8">
            <text:p>59.5774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53.018700000000003" table:style-name="ce8">
            <text:p>53.01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36.004100000000001" table:style-name="ce8">
            <text:p>36.00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52.578600000000002" table:style-name="ce6">
            <text:p>52.5786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479999999999999" table:style-name="ce7">
            <text:p>96.48%</text:p>
          </table:table-cell>
          <table:table-cell office:value-type="float" office:value="51.854300000000002" table:style-name="ce6">
            <text:p>51.8543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37.485700000000001" table:style-name="ce6">
            <text:p>37.4857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1">
          <table:table-cell/>
          <table:table-cell office:value-type="string" table:style-name="ce11">
            <text:p>RESUMEN</text:p>
          </table:table-cell>
          <table:table-cell office:value-type="percentage" office:value="0.96040000000000003" table:style-name="ce7">
            <text:p>96.04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6020000000000005" table:style-name="ce7">
            <text:p>96.02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6" table:style-name="ce9">
            <text:p>96.00 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3">
            <text:p>K=7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8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9</text:p>
          </table:table-cell>
          <table:table-cell table:style-name="ce2"/>
          <table:table-cell table:number-columns-repeated="16372"/>
        </table:table-row>
        <table:table-row table:style-name="ro1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1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7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8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150000000000002" table:style-name="ce7">
            <text:p>96.15%</text:p>
          </table:table-cell>
          <table:table-cell office:value-type="float" office:value="41.470199999999998" table:style-name="ce6">
            <text:p>41.4702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" table:style-name="ce9">
            <text:p>96.00 %</text:p>
          </table:table-cell>
          <table:table-cell office:value-type="float" office:value="35.840499999999999" table:style-name="ce6">
            <text:p>35.8405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050000000000002" table:style-name="ce7">
            <text:p>96.05%</text:p>
          </table:table-cell>
          <table:table-cell office:value-type="float" office:value="35.718800000000002" table:style-name="ce6">
            <text:p>35.71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5799999999999996" table:style-name="ce7">
            <text:p>95.80%</text:p>
          </table:table-cell>
          <table:table-cell office:value-type="float" office:value="38.578499999999998" table:style-name="ce6">
            <text:p>38.578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35.911499999999997" table:style-name="ce6">
            <text:p>35.911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530000000000004" table:style-name="ce7">
            <text:p>95.53%</text:p>
          </table:table-cell>
          <table:table-cell office:value-type="float" office:value="35.7029" table:style-name="ce6">
            <text:p>35.70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5379999999999998" table:style-name="ce7">
            <text:p>95.38%</text:p>
          </table:table-cell>
          <table:table-cell office:value-type="float" office:value="36.828299999999999" table:style-name="ce6">
            <text:p>36.8283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299999999999996" table:style-name="ce7">
            <text:p>95.30%</text:p>
          </table:table-cell>
          <table:table-cell office:value-type="float" office:value="35.921399999999998" table:style-name="ce6">
            <text:p>35.9214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4950000000000001" table:style-name="ce7">
            <text:p>94.95%</text:p>
          </table:table-cell>
          <table:table-cell office:value-type="float" office:value="35.804299999999998" table:style-name="ce6">
            <text:p>35.80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36.004100000000001" table:style-name="ce8">
            <text:p>36.0041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579999999999998" table:style-name="ce7">
            <text:p>95.58%</text:p>
          </table:table-cell>
          <table:table-cell office:value-type="float" office:value="35.896299999999997" table:style-name="ce8">
            <text:p>35.8963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35.8919" table:style-name="ce8">
            <text:p>35.89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079999999999999" table:style-name="ce7">
            <text:p>96.08%</text:p>
          </table:table-cell>
          <table:table-cell office:value-type="float" office:value="37.475700000000003" table:style-name="ce6">
            <text:p>37.4757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130000000000004" table:style-name="ce7">
            <text:p>96.13%</text:p>
          </table:table-cell>
          <table:table-cell office:value-type="float" office:value="35.722999999999999" table:style-name="ce6">
            <text:p>35.723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" table:style-name="ce9">
            <text:p>96.00 %</text:p>
          </table:table-cell>
          <table:table-cell office:value-type="float" office:value="35.876100000000001" table:style-name="ce6">
            <text:p>35.8761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1">
          <table:table-cell/>
          <table:table-cell office:value-type="string" table:style-name="ce11">
            <text:p>RESUMEN</text:p>
          </table:table-cell>
          <table:table-cell office:value-type="percentage" office:value="0.95820000000000005" table:style-name="ce7">
            <text:p>95.82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77" table:style-name="ce7">
            <text:p>95.77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650000000000002" table:style-name="ce7">
            <text:p>95.65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2"/>
          <table:table-cell office:value-type="string" table:style-name="ce3">
            <text:p>K=10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1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6">
            <text:p>0</text:p>
          </table:table-cell>
          <table:table-cell office:value-type="percentage" office:value="0.95930000000000004" table:style-name="ce7">
            <text:p>95.93%</text:p>
          </table:table-cell>
          <table:table-cell office:value-type="float" office:value="35.824199999999998" table:style-name="ce6">
            <text:p>35.8242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" table:style-name="ce6">
            <text:p>1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35.711799999999997" table:style-name="ce6">
            <text:p>35.7118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2" table:style-name="ce6">
            <text:p>2</text:p>
          </table:table-cell>
          <table:table-cell office:value-type="percentage" office:value="0.95" table:style-name="ce9">
            <text:p>95.00 %</text:p>
          </table:table-cell>
          <table:table-cell office:value-type="float" office:value="35.784399999999998" table:style-name="ce6">
            <text:p>35.784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3" table:style-name="ce6">
            <text:p>3</text:p>
          </table:table-cell>
          <table:table-cell office:value-type="percentage" office:value="0.95379999999999998" table:style-name="ce7">
            <text:p>95.38%</text:p>
          </table:table-cell>
          <table:table-cell office:value-type="float" office:value="36.040199999999999" table:style-name="ce8">
            <text:p>36.0402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4" table:style-name="ce6">
            <text:p>4</text:p>
          </table:table-cell>
          <table:table-cell office:value-type="percentage" office:value="0.95779999999999998" table:style-name="ce7">
            <text:p>95.78%</text:p>
          </table:table-cell>
          <table:table-cell office:value-type="float" office:value="35.943100000000001" table:style-name="ce6">
            <text:p>35.943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1">
            <text:p>RESUMEN</text:p>
          </table:table-cell>
          <table:table-cell office:value-type="percentage" office:value="0.9556" table:style-name="ce7">
            <text:p>95.56%</text:p>
          </table:table-cell>
          <table:table-cell office:value-type="string" table:style-name="ce12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14">
            <text:p>Best k: 1, Found in 2153,46 second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est accuracity: 0,9735 completed in 351,637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otal elapsed time 2505s</text:p>
          </table:table-cell>
          <table:table-cell table:number-columns-repeated="16382" table:style-name="ce1"/>
        </table:table-row>
        <table:table-row table:number-rows-repeated="1048522" table:style-name="ro1">
          <table:table-cell table:number-columns-repeated="16384"/>
        </table:table-row>
      </table:table>
      <table:table table:name="main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5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1" table:style-name="ce13">
            <text:p>EJECUCIÓN MAIN PARAL.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3">
            <text:p>K=1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2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3</text:p>
          </table:table-cell>
          <table:table-cell table:style-name="ce2"/>
          <table:table-cell table:number-columns-repeated="16372"/>
        </table:table-row>
        <table:table-row table:style-name="ro3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72"/>
        </table:table-row>
        <table:table-row table:style-name="ro3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1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2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450000000000002" table:style-name="ce7">
            <text:p>96.45%</text:p>
          </table:table-cell>
          <table:table-cell office:value-type="float" office:value="162.80600000000001" table:style-name="ce6">
            <text:p>162.806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5799999999999996" table:style-name="ce7">
            <text:p>95.80%</text:p>
          </table:table-cell>
          <table:table-cell office:value-type="float" office:value="163.64699999999999" table:style-name="ce6">
            <text:p>163.647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699999999999997" table:style-name="ce7">
            <text:p>96.70%</text:p>
          </table:table-cell>
          <table:table-cell office:value-type="float" office:value="107.054" table:style-name="ce6">
            <text:p>107.0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6050000000000002" table:style-name="ce7">
            <text:p>96.05%</text:p>
          </table:table-cell>
          <table:table-cell office:value-type="float" office:value="164.499" table:style-name="ce6">
            <text:p>164.49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65.04599999999999" table:style-name="ce6">
            <text:p>165.046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979999999999999" table:style-name="ce7">
            <text:p>95.98%</text:p>
          </table:table-cell>
          <table:table-cell office:value-type="float" office:value="106.69199999999999" table:style-name="ce6">
            <text:p>106.6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6099999999999997" table:style-name="ce7">
            <text:p>96.10%</text:p>
          </table:table-cell>
          <table:table-cell office:value-type="float" office:value="164.249" table:style-name="ce6">
            <text:p>164.24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499999999999996" table:style-name="ce7">
            <text:p>95.50%</text:p>
          </table:table-cell>
          <table:table-cell office:value-type="float" office:value="163.53899999999999" table:style-name="ce6">
            <text:p>163.53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779999999999998" table:style-name="ce7">
            <text:p>95.78%</text:p>
          </table:table-cell>
          <table:table-cell office:value-type="float" office:value="105.71899999999999" table:style-name="ce6">
            <text:p>105.7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6350000000000002" table:style-name="ce7">
            <text:p>96.35%</text:p>
          </table:table-cell>
          <table:table-cell office:value-type="float" office:value="164.71899999999999" table:style-name="ce15">
            <text:p>164.719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" table:style-name="ce9">
            <text:p>95.00 %</text:p>
          </table:table-cell>
          <table:table-cell office:value-type="float" office:value="163.15100000000001" table:style-name="ce8">
            <text:p>163.151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50000000000002" table:style-name="ce7">
            <text:p>95.85%</text:p>
          </table:table-cell>
          <table:table-cell office:value-type="float" office:value="106.678" table:style-name="ce8">
            <text:p>106.6780</text:p>
          </table:table-cell>
          <table:table-cell table:style-name="ce1">
            <draw:frame draw:z-index="1" draw:id="id2" draw:style-name="a2" draw:name="Gráfico 1" svg:x="0.56548in" svg:y="0.19345in" svg:width="6.84524in" svg:height="5.034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350000000000002" table:style-name="ce7">
            <text:p>96.35%</text:p>
          </table:table-cell>
          <table:table-cell office:value-type="float" office:value="163.571" table:style-name="ce6">
            <text:p>163.571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5579999999999998" table:style-name="ce10">
            <text:p>96%</text:p>
          </table:table-cell>
          <table:table-cell office:value-type="float" office:value="167.23099999999999" table:style-name="ce6">
            <text:p>167.231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299999999999997" table:style-name="ce7">
            <text:p>96.30%</text:p>
          </table:table-cell>
          <table:table-cell office:value-type="float" office:value="106.974" table:style-name="ce6">
            <text:p>106.974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3">
          <table:table-cell/>
          <table:table-cell office:value-type="string" table:style-name="ce11">
            <text:p>RESUMEN</text:p>
          </table:table-cell>
          <table:table-cell office:value-type="percentage" office:value="0.96260000000000001" table:style-name="ce7">
            <text:p>96.26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520000000000005" table:style-name="ce9">
            <text:p>95.52 %</text:p>
          </table:table-cell>
          <table:table-cell office:value-type="string" table:style-name="ce12">
            <text:p>-</text:p>
          </table:table-cell>
          <table:table-cell table:style-name="ce5"/>
          <table:table-cell office:value-type="string" table:style-name="ce11">
            <text:p>RESUMEN</text:p>
          </table:table-cell>
          <table:table-cell office:value-type="percentage" office:value="0.96120000000000005" table:style-name="ce7">
            <text:p>96.12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3">
            <text:p>K=4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5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6</text:p>
          </table:table-cell>
          <table:table-cell table:style-name="ce2"/>
          <table:table-cell table:number-columns-repeated="16372"/>
        </table:table-row>
        <table:table-row table:style-name="ro3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3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4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5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279999999999999" table:style-name="ce7">
            <text:p>96.28%</text:p>
          </table:table-cell>
          <table:table-cell office:value-type="float" office:value="163.26" table:style-name="ce6">
            <text:p>163.26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299999999999997" table:style-name="ce7">
            <text:p>96.30%</text:p>
          </table:table-cell>
          <table:table-cell office:value-type="float" office:value="164.53399999999999" table:style-name="ce6">
            <text:p>164.534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107.1" table:style-name="ce6">
            <text:p>107.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6130000000000004" table:style-name="ce7">
            <text:p>96.13%</text:p>
          </table:table-cell>
          <table:table-cell office:value-type="float" office:value="163.69" table:style-name="ce6">
            <text:p>163.6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899999999999996" table:style-name="ce7">
            <text:p>95.90%</text:p>
          </table:table-cell>
          <table:table-cell office:value-type="float" office:value="163.95500000000001" table:style-name="ce6">
            <text:p>163.95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930000000000004" table:style-name="ce7">
            <text:p>95.93%</text:p>
          </table:table-cell>
          <table:table-cell office:value-type="float" office:value="106.83199999999999" table:style-name="ce6">
            <text:p>106.8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5650000000000002" table:style-name="ce7">
            <text:p>95.65%</text:p>
          </table:table-cell>
          <table:table-cell office:value-type="float" office:value="162.96199999999999" table:style-name="ce6">
            <text:p>162.962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599999999999996" table:style-name="ce7">
            <text:p>95.60%</text:p>
          </table:table-cell>
          <table:table-cell office:value-type="float" office:value="163.00700000000001" table:style-name="ce6">
            <text:p>163.007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530000000000004" table:style-name="ce7">
            <text:p>95.53%</text:p>
          </table:table-cell>
          <table:table-cell office:value-type="float" office:value="105.887" table:style-name="ce6">
            <text:p>105.8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5750000000000002" table:style-name="ce7">
            <text:p>95.75%</text:p>
          </table:table-cell>
          <table:table-cell office:value-type="float" office:value="164.179" table:style-name="ce8">
            <text:p>164.179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164.25399999999999" table:style-name="ce8">
            <text:p>164.254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106.379" table:style-name="ce8">
            <text:p>106.379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164.20699999999999" table:style-name="ce6">
            <text:p>164.207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479999999999999" table:style-name="ce7">
            <text:p>96.48%</text:p>
          </table:table-cell>
          <table:table-cell office:value-type="float" office:value="166.42599999999999" table:style-name="ce6">
            <text:p>166.426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106.655" table:style-name="ce6">
            <text:p>106.655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1">
          <table:table-cell/>
          <table:table-cell office:value-type="string" table:style-name="ce11">
            <text:p>RESUMEN</text:p>
          </table:table-cell>
          <table:table-cell office:value-type="percentage" office:value="0.96040000000000003" table:style-name="ce7">
            <text:p>96.04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6020000000000005" table:style-name="ce7">
            <text:p>96.02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6" table:style-name="ce9">
            <text:p>96.00 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3">
            <text:p>K=7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8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9</text:p>
          </table:table-cell>
          <table:table-cell table:style-name="ce2"/>
          <table:table-cell table:number-columns-repeated="16372"/>
        </table:table-row>
        <table:table-row table:style-name="ro1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1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7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8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150000000000002" table:style-name="ce7">
            <text:p>96.15%</text:p>
          </table:table-cell>
          <table:table-cell office:value-type="float" office:value="162.048" table:style-name="ce6">
            <text:p>162.048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" table:style-name="ce9">
            <text:p>96.00 %</text:p>
          </table:table-cell>
          <table:table-cell office:value-type="float" office:value="165.53" table:style-name="ce6">
            <text:p>165.53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050000000000002" table:style-name="ce7">
            <text:p>96.05%</text:p>
          </table:table-cell>
          <table:table-cell office:value-type="float" office:value="161.70699999999999" table:style-name="ce6">
            <text:p>161.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5799999999999996" table:style-name="ce7">
            <text:p>95.80%</text:p>
          </table:table-cell>
          <table:table-cell office:value-type="float" office:value="164.69" table:style-name="ce6">
            <text:p>164.6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164.00700000000001" table:style-name="ce6">
            <text:p>164.007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530000000000004" table:style-name="ce7">
            <text:p>95.53%</text:p>
          </table:table-cell>
          <table:table-cell office:value-type="float" office:value="163.798" table:style-name="ce6">
            <text:p>163.7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5379999999999998" table:style-name="ce7">
            <text:p>95.38%</text:p>
          </table:table-cell>
          <table:table-cell office:value-type="float" office:value="163.422" table:style-name="ce6">
            <text:p>163.422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299999999999996" table:style-name="ce7">
            <text:p>95.30%</text:p>
          </table:table-cell>
          <table:table-cell office:value-type="float" office:value="164.327" table:style-name="ce6">
            <text:p>164.327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4950000000000001" table:style-name="ce7">
            <text:p>94.95%</text:p>
          </table:table-cell>
          <table:table-cell office:value-type="float" office:value="165.14" table:style-name="ce6">
            <text:p>165.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64.72800000000001" table:style-name="ce8">
            <text:p>164.728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579999999999998" table:style-name="ce7">
            <text:p>95.58%</text:p>
          </table:table-cell>
          <table:table-cell office:value-type="float" office:value="162.83699999999999" table:style-name="ce8">
            <text:p>162.837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64.054" table:style-name="ce8">
            <text:p>164.054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079999999999999" table:style-name="ce7">
            <text:p>96.08%</text:p>
          </table:table-cell>
          <table:table-cell office:value-type="float" office:value="164.22300000000001" table:style-name="ce6">
            <text:p>164.223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130000000000004" table:style-name="ce7">
            <text:p>96.13%</text:p>
          </table:table-cell>
          <table:table-cell office:value-type="float" office:value="167.14599999999999" table:style-name="ce6">
            <text:p>167.146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" table:style-name="ce9">
            <text:p>96.00 %</text:p>
          </table:table-cell>
          <table:table-cell office:value-type="float" office:value="163.89500000000001" table:style-name="ce6">
            <text:p>163.895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1">
          <table:table-cell/>
          <table:table-cell office:value-type="string" table:style-name="ce11">
            <text:p>RESUMEN</text:p>
          </table:table-cell>
          <table:table-cell office:value-type="percentage" office:value="0.95820000000000005" table:style-name="ce7">
            <text:p>95.82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77" table:style-name="ce7">
            <text:p>95.77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650000000000002" table:style-name="ce7">
            <text:p>95.65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2"/>
          <table:table-cell office:value-type="string" table:style-name="ce3">
            <text:p>K=10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1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6">
            <text:p>0</text:p>
          </table:table-cell>
          <table:table-cell office:value-type="percentage" office:value="0.95930000000000004" table:style-name="ce7">
            <text:p>95.93%</text:p>
          </table:table-cell>
          <table:table-cell office:value-type="float" office:value="164.37899999999999" table:style-name="ce6">
            <text:p>164.379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" table:style-name="ce6">
            <text:p>1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63.86199999999999" table:style-name="ce6">
            <text:p>163.862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2" table:style-name="ce6">
            <text:p>2</text:p>
          </table:table-cell>
          <table:table-cell office:value-type="percentage" office:value="0.95" table:style-name="ce9">
            <text:p>95.00 %</text:p>
          </table:table-cell>
          <table:table-cell office:value-type="float" office:value="164.541" table:style-name="ce6">
            <text:p>164.54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3" table:style-name="ce6">
            <text:p>3</text:p>
          </table:table-cell>
          <table:table-cell office:value-type="percentage" office:value="0.95379999999999998" table:style-name="ce7">
            <text:p>95.38%</text:p>
          </table:table-cell>
          <table:table-cell office:value-type="float" office:value="165.203" table:style-name="ce8">
            <text:p>165.203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4" table:style-name="ce6">
            <text:p>4</text:p>
          </table:table-cell>
          <table:table-cell office:value-type="percentage" office:value="0.95779999999999998" table:style-name="ce7">
            <text:p>95.78%</text:p>
          </table:table-cell>
          <table:table-cell office:value-type="float" office:value="168.214" table:style-name="ce6">
            <text:p>168.21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1">
            <text:p>RESUMEN</text:p>
          </table:table-cell>
          <table:table-cell office:value-type="percentage" office:value="0.9556" table:style-name="ce7">
            <text:p>95.56%</text:p>
          </table:table-cell>
          <table:table-cell office:value-type="string" table:style-name="ce12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14">
            <text:p>Best k: 1, Found in 5157,81 second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est accuracity: 0,9735 completed in 979,927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otal elapsed time 6138,04s</text:p>
          </table:table-cell>
          <table:table-cell table:number-columns-repeated="16382" table:style-name="ce1"/>
        </table:table-row>
        <table:table-row table:number-rows-repeated="1048522" table:style-name="ro1">
          <table:table-cell table:number-columns-repeated="16384"/>
        </table:table-row>
      </table:table>
      <table:table table:name="TODO" table:style-name="ta1"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5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1" table:style-name="ce13">
            <text:p>EJECUCIÓN TODO PARAL.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3">
            <text:p>K=1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2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3</text:p>
          </table:table-cell>
          <table:table-cell table:style-name="ce2"/>
          <table:table-cell table:number-columns-repeated="16372"/>
        </table:table-row>
        <table:table-row table:style-name="ro3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72"/>
        </table:table-row>
        <table:table-row table:style-name="ro3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1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2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450000000000002" table:style-name="ce7">
            <text:p>96.45%</text:p>
          </table:table-cell>
          <table:table-cell office:value-type="float" office:value="142.44200000000001" table:style-name="ce6">
            <text:p>142.442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5799999999999996" table:style-name="ce7">
            <text:p>95.80%</text:p>
          </table:table-cell>
          <table:table-cell office:value-type="float" office:value="139.47999999999999" table:style-name="ce6">
            <text:p>139.48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699999999999997" table:style-name="ce7">
            <text:p>96.70%</text:p>
          </table:table-cell>
          <table:table-cell office:value-type="float" office:value="94.301299999999998" table:style-name="ce6">
            <text:p>94.30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6050000000000002" table:style-name="ce7">
            <text:p>96.05%</text:p>
          </table:table-cell>
          <table:table-cell office:value-type="float" office:value="139.899" table:style-name="ce6">
            <text:p>139.89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39.23099999999999" table:style-name="ce6">
            <text:p>139.231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979999999999999" table:style-name="ce7">
            <text:p>95.98%</text:p>
          </table:table-cell>
          <table:table-cell office:value-type="float" office:value="94.665400000000005" table:style-name="ce6">
            <text:p>94.66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6099999999999997" table:style-name="ce7">
            <text:p>96.10%</text:p>
          </table:table-cell>
          <table:table-cell office:value-type="float" office:value="139.59899999999999" table:style-name="ce6">
            <text:p>139.59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499999999999996" table:style-name="ce7">
            <text:p>95.50%</text:p>
          </table:table-cell>
          <table:table-cell office:value-type="float" office:value="140.065" table:style-name="ce6">
            <text:p>140.065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779999999999998" table:style-name="ce7">
            <text:p>95.78%</text:p>
          </table:table-cell>
          <table:table-cell office:value-type="float" office:value="93.529399999999995" table:style-name="ce6">
            <text:p>93.52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6350000000000002" table:style-name="ce7">
            <text:p>96.35%</text:p>
          </table:table-cell>
          <table:table-cell office:value-type="float" office:value="139.90100000000001" table:style-name="ce8">
            <text:p>139.901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" table:style-name="ce9">
            <text:p>95.00 %</text:p>
          </table:table-cell>
          <table:table-cell office:value-type="float" office:value="139.672" table:style-name="ce8">
            <text:p>139.672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50000000000002" table:style-name="ce7">
            <text:p>95.85%</text:p>
          </table:table-cell>
          <table:table-cell office:value-type="float" office:value="93.605999999999995" table:style-name="ce8">
            <text:p>93.606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350000000000002" table:style-name="ce7">
            <text:p>96.35%</text:p>
          </table:table-cell>
          <table:table-cell office:value-type="float" office:value="139.83500000000001" table:style-name="ce6">
            <text:p>139.835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5579999999999998" table:style-name="ce10">
            <text:p>96%</text:p>
          </table:table-cell>
          <table:table-cell office:value-type="float" office:value="139.50800000000001" table:style-name="ce6">
            <text:p>139.508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299999999999997" table:style-name="ce7">
            <text:p>96.30%</text:p>
          </table:table-cell>
          <table:table-cell office:value-type="float" office:value="93.701300000000003" table:style-name="ce6">
            <text:p>93.7013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style-name="ce1">
            <draw:frame draw:z-index="1" draw:id="id3" draw:style-name="a3" draw:name="Gráfico 1" svg:x="0.46875in" svg:y="0in" svg:width="7.03125in" svg:height="4.8705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1">
            <text:p>RESUMEN</text:p>
          </table:table-cell>
          <table:table-cell office:value-type="percentage" office:value="0.96260000000000001" table:style-name="ce7">
            <text:p>96.26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520000000000005" table:style-name="ce9">
            <text:p>95.52 %</text:p>
          </table:table-cell>
          <table:table-cell office:value-type="string" table:style-name="ce12">
            <text:p>-</text:p>
          </table:table-cell>
          <table:table-cell table:style-name="ce5"/>
          <table:table-cell office:value-type="string" table:style-name="ce11">
            <text:p>RESUMEN</text:p>
          </table:table-cell>
          <table:table-cell office:value-type="percentage" office:value="0.96120000000000005" table:style-name="ce7">
            <text:p>96.12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3">
            <text:p>K=4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5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6</text:p>
          </table:table-cell>
          <table:table-cell table:style-name="ce2"/>
          <table:table-cell table:number-columns-repeated="16372"/>
        </table:table-row>
        <table:table-row table:style-name="ro3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3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4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5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279999999999999" table:style-name="ce7">
            <text:p>96.28%</text:p>
          </table:table-cell>
          <table:table-cell office:value-type="float" office:value="141.97" table:style-name="ce6">
            <text:p>141.97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299999999999997" table:style-name="ce7">
            <text:p>96.30%</text:p>
          </table:table-cell>
          <table:table-cell office:value-type="float" office:value="139.24199999999999" table:style-name="ce16">
            <text:p>139.242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94.778400000000005" table:style-name="ce6">
            <text:p>94.77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6130000000000004" table:style-name="ce7">
            <text:p>96.13%</text:p>
          </table:table-cell>
          <table:table-cell office:value-type="float" office:value="139.85900000000001" table:style-name="ce6">
            <text:p>139.859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899999999999996" table:style-name="ce17">
            <text:p>95.90%</text:p>
          </table:table-cell>
          <table:table-cell office:value-type="float" office:value="139.345" table:style-name="ce6">
            <text:p>139.34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930000000000004" table:style-name="ce7">
            <text:p>95.93%</text:p>
          </table:table-cell>
          <table:table-cell office:value-type="float" office:value="94.3827" table:style-name="ce6">
            <text:p>94.38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5650000000000002" table:style-name="ce7">
            <text:p>95.65%</text:p>
          </table:table-cell>
          <table:table-cell office:value-type="float" office:value="139.124" table:style-name="ce6">
            <text:p>139.124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599999999999996" table:style-name="ce7">
            <text:p>95.60%</text:p>
          </table:table-cell>
          <table:table-cell office:value-type="float" office:value="139.86799999999999" table:style-name="ce18">
            <text:p>139.868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530000000000004" table:style-name="ce7">
            <text:p>95.53%</text:p>
          </table:table-cell>
          <table:table-cell office:value-type="float" office:value="93.626800000000003" table:style-name="ce6">
            <text:p>93.62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5750000000000002" table:style-name="ce7">
            <text:p>95.75%</text:p>
          </table:table-cell>
          <table:table-cell office:value-type="float" office:value="140.08799999999999" table:style-name="ce8">
            <text:p>140.088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139.33199999999999" table:style-name="ce8">
            <text:p>139.332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93.467200000000005" table:style-name="ce8">
            <text:p>93.46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139.65600000000001" table:style-name="ce6">
            <text:p>139.656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479999999999999" table:style-name="ce7">
            <text:p>96.48%</text:p>
          </table:table-cell>
          <table:table-cell office:value-type="float" office:value="139.56100000000001" table:style-name="ce6">
            <text:p>139.561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379999999999999" table:style-name="ce7">
            <text:p>96.38%</text:p>
          </table:table-cell>
          <table:table-cell office:value-type="float" office:value="93.702100000000002" table:style-name="ce6">
            <text:p>93.7021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1">
          <table:table-cell/>
          <table:table-cell office:value-type="string" table:style-name="ce11">
            <text:p>RESUMEN</text:p>
          </table:table-cell>
          <table:table-cell office:value-type="percentage" office:value="0.96040000000000003" table:style-name="ce7">
            <text:p>96.04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6020000000000005" table:style-name="ce7">
            <text:p>96.02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6" table:style-name="ce9">
            <text:p>96.00 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3">
            <text:p>K=7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8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K=9</text:p>
          </table:table-cell>
          <table:table-cell table:style-name="ce2"/>
          <table:table-cell table:number-columns-repeated="16372"/>
        </table:table-row>
        <table:table-row table:style-name="ro1">
          <table:table-cell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1">
          <table:table-cell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7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8</text:p>
          </table:table-cell>
          <table:table-cell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percentage" office:value="0.96150000000000002" table:style-name="ce7">
            <text:p>96.15%</text:p>
          </table:table-cell>
          <table:table-cell office:value-type="float" office:value="141.595" table:style-name="ce6">
            <text:p>141.595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" table:style-name="ce9">
            <text:p>96.00 %</text:p>
          </table:table-cell>
          <table:table-cell office:value-type="float" office:value="139.33000000000001" table:style-name="ce6">
            <text:p>139.33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percentage" office:value="0.96050000000000002" table:style-name="ce7">
            <text:p>96.05%</text:p>
          </table:table-cell>
          <table:table-cell office:value-type="float" office:value="141.75200000000001" table:style-name="ce6">
            <text:p>141.7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percentage" office:value="0.95799999999999996" table:style-name="ce7">
            <text:p>95.80%</text:p>
          </table:table-cell>
          <table:table-cell office:value-type="float" office:value="140.33799999999999" table:style-name="ce6">
            <text:p>140.338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830000000000004" table:style-name="ce7">
            <text:p>95.83%</text:p>
          </table:table-cell>
          <table:table-cell office:value-type="float" office:value="139.13" table:style-name="ce6">
            <text:p>139.13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percentage" office:value="0.95530000000000004" table:style-name="ce7">
            <text:p>95.53%</text:p>
          </table:table-cell>
          <table:table-cell office:value-type="float" office:value="139.89599999999999" table:style-name="ce6">
            <text:p>139.8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percentage" office:value="0.95379999999999998" table:style-name="ce7">
            <text:p>95.38%</text:p>
          </table:table-cell>
          <table:table-cell office:value-type="float" office:value="139.61500000000001" table:style-name="ce6">
            <text:p>139.615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5299999999999996" table:style-name="ce7">
            <text:p>95.30%</text:p>
          </table:table-cell>
          <table:table-cell office:value-type="float" office:value="139.45699999999999" table:style-name="ce6">
            <text:p>139.457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percentage" office:value="0.94950000000000001" table:style-name="ce7">
            <text:p>94.95%</text:p>
          </table:table-cell>
          <table:table-cell office:value-type="float" office:value="139.16499999999999" table:style-name="ce6">
            <text:p>139.1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40.44" table:style-name="ce8">
            <text:p>140.440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579999999999998" table:style-name="ce7">
            <text:p>95.58%</text:p>
          </table:table-cell>
          <table:table-cell office:value-type="float" office:value="139.291" table:style-name="ce8">
            <text:p>139.291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40.15" table:style-name="ce8">
            <text:p>140.150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percentage" office:value="0.96079999999999999" table:style-name="ce7">
            <text:p>96.08%</text:p>
          </table:table-cell>
          <table:table-cell office:value-type="float" office:value="139.96899999999999" table:style-name="ce6">
            <text:p>139.969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130000000000004" table:style-name="ce7">
            <text:p>96.13%</text:p>
          </table:table-cell>
          <table:table-cell office:value-type="float" office:value="139.93600000000001" table:style-name="ce6">
            <text:p>139.936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percentage" office:value="0.96" table:style-name="ce9">
            <text:p>96.00 %</text:p>
          </table:table-cell>
          <table:table-cell office:value-type="float" office:value="139.92500000000001" table:style-name="ce6">
            <text:p>139.925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2"/>
        </table:table-row>
        <table:table-row table:style-name="ro1">
          <table:table-cell/>
          <table:table-cell office:value-type="string" table:style-name="ce11">
            <text:p>RESUMEN</text:p>
          </table:table-cell>
          <table:table-cell office:value-type="percentage" office:value="0.95820000000000005" table:style-name="ce7">
            <text:p>95.82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77" table:style-name="ce7">
            <text:p>95.77%</text:p>
          </table:table-cell>
          <table:table-cell office:value-type="string" table:style-name="ce12">
            <text:p>-</text:p>
          </table:table-cell>
          <table:table-cell table:style-name="ce1"/>
          <table:table-cell office:value-type="string" table:style-name="ce11">
            <text:p>RESUMEN</text:p>
          </table:table-cell>
          <table:table-cell office:value-type="percentage" office:value="0.95650000000000002" table:style-name="ce7">
            <text:p>95.65%</text:p>
          </table:table-cell>
          <table:table-cell office:value-type="string" table:style-name="ce12">
            <text:p>-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2"/>
          <table:table-cell office:value-type="string" table:style-name="ce3">
            <text:p>K=10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3">
            <text:p>Fold</text:p>
          </table:table-cell>
          <table:table-cell office:value-type="string" table:style-name="ce3">
            <text:p>Accuracy</text:p>
          </table:table-cell>
          <table:table-cell office:value-type="string" table:style-name="ce3">
            <text:p>Time(s) K1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6">
            <text:p>0</text:p>
          </table:table-cell>
          <table:table-cell office:value-type="percentage" office:value="0.95930000000000004" table:style-name="ce7">
            <text:p>95.93%</text:p>
          </table:table-cell>
          <table:table-cell office:value-type="float" office:value="139.28700000000001" table:style-name="ce6">
            <text:p>139.287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1" table:style-name="ce6">
            <text:p>1</text:p>
          </table:table-cell>
          <table:table-cell office:value-type="percentage" office:value="0.95699999999999996" table:style-name="ce7">
            <text:p>95.70%</text:p>
          </table:table-cell>
          <table:table-cell office:value-type="float" office:value="139.13900000000001" table:style-name="ce6">
            <text:p>139.139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2" table:style-name="ce6">
            <text:p>2</text:p>
          </table:table-cell>
          <table:table-cell office:value-type="percentage" office:value="0.95" table:style-name="ce9">
            <text:p>95.00 %</text:p>
          </table:table-cell>
          <table:table-cell office:value-type="float" office:value="140.273" table:style-name="ce6">
            <text:p>140.273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3" table:style-name="ce6">
            <text:p>3</text:p>
          </table:table-cell>
          <table:table-cell office:value-type="percentage" office:value="0.95379999999999998" table:style-name="ce7">
            <text:p>95.38%</text:p>
          </table:table-cell>
          <table:table-cell office:value-type="float" office:value="139.71799999999999" table:style-name="ce8">
            <text:p>139.718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4" table:style-name="ce6">
            <text:p>4</text:p>
          </table:table-cell>
          <table:table-cell office:value-type="percentage" office:value="0.95779999999999998" table:style-name="ce7">
            <text:p>95.78%</text:p>
          </table:table-cell>
          <table:table-cell office:value-type="float" office:value="139.54900000000001" table:style-name="ce6">
            <text:p>139.549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1">
            <text:p>RESUMEN</text:p>
          </table:table-cell>
          <table:table-cell office:value-type="percentage" office:value="0.9556" table:style-name="ce7">
            <text:p>95.56%</text:p>
          </table:table-cell>
          <table:table-cell office:value-type="string" table:style-name="ce12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14">
            <text:p>Best k: 1, Found in 1869,58 second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est accuracity: 0,9735 completed in 349,294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otal elapsed time 2219,14s</text:p>
          </table:table-cell>
          <table:table-cell table:number-columns-repeated="16382" table:style-name="ce1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3" number:min-decimal-places="3" number:min-integer-digits="1" number:grouping="true"/>
    </number:number-style>
    <number:number-style style:name="N37">
      <number:number number:decimal-places="4" number:min-decimal-places="4" number:min-integer-digits="1" number:grouping="true"/>
    </number:number-style>
    <number:percentage-style style:name="N38">
      <number:number number:decimal-places="2" number:min-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Nik</dc:creator>
    <meta:creation-date>2021-11-09T13:54:41Z</meta:creation-date>
    <dc:date>2021-11-30T10:37:08Z</dc:date>
    <meta:editing-cycles>8</meta:editing-cycles>
    <meta:editing-duration>PT330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95" chart:minimum="18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392440944882pt" svg:width="514.285905511811pt" chart:style-name="Crt0">
        <chart:title chart:style-name="CT00">
          <text:p text:style-name="a0" text:class-names="" text:cond-style-name="">crossValid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line" chart:attached-axis="primary-y" chart:style-name="G0S3">
            <chart:data-point chart:repeated="5"/>
          </chart:series>
          <chart:series chart:label-cell-address="local-table.$F$1" chart:values-cell-range-address="local-table.$F$2:.$F$6" chart:class="chart:line" chart:attached-axis="primary-y" chart:style-name="G0S4">
            <chart:data-point chart:repeated="5"/>
          </chart:series>
          <chart:series chart:label-cell-address="local-table.$G$1" chart:values-cell-range-address="local-table.$G$2:.$G$6" chart:class="chart:line" chart:attached-axis="primary-y" chart:style-name="G0S5">
            <chart:data-point chart:repeated="5"/>
          </chart:series>
          <chart:series chart:label-cell-address="local-table.$H$1" chart:values-cell-range-address="local-table.$H$2:.$H$6" chart:class="chart:line" chart:attached-axis="primary-y" chart:style-name="G0S6">
            <chart:data-point chart:repeated="5"/>
          </chart:series>
          <chart:series chart:label-cell-address="local-table.$I$1" chart:values-cell-range-address="local-table.$I$2:.$I$6" chart:class="chart:line" chart:attached-axis="primary-y" chart:style-name="G0S7">
            <chart:data-point chart:repeated="5"/>
          </chart:series>
          <chart:series chart:label-cell-address="local-table.$J$1" chart:values-cell-range-address="local-table.$J$2:.$J$6" chart:class="chart:line" chart:attached-axis="primary-y" chart:style-name="G0S8">
            <chart:data-point chart:repeated="5"/>
          </chart:series>
          <chart:series chart:label-cell-address="local-table.$K$1" chart:values-cell-range-address="local-table.$K$2:.$K$6" chart:class="chart:line" chart:attached-axis="primary-y" chart:style-name="G0S9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Time(s) K9</text:p>
              </table:table-cell>
              <table:table-cell office:value-type="string">
                <text:p>Time(s) K8</text:p>
              </table:table-cell>
              <table:table-cell office:value-type="string">
                <text:p>Time(s) K6</text:p>
              </table:table-cell>
              <table:table-cell office:value-type="string">
                <text:p>Time(s) K5</text:p>
              </table:table-cell>
              <table:table-cell office:value-type="string">
                <text:p>Time(s) K7</text:p>
              </table:table-cell>
              <table:table-cell office:value-type="string">
                <text:p>Time(s) K4</text:p>
              </table:table-cell>
              <table:table-cell office:value-type="string">
                <text:p>Time(s) K10</text:p>
              </table:table-cell>
              <table:table-cell office:value-type="string">
                <text:p>Time(s) K1</text:p>
              </table:table-cell>
              <table:table-cell office:value-type="string">
                <text:p>Time(s) K2</text:p>
              </table:table-cell>
              <table:table-cell office:value-type="string">
                <text:p>Time(s) K3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188.71799999999999"/>
            <table:table-cell office:value-type="float" office:value="188.52699999999999"/>
            <table:table-cell office:value-type="float" office:value="187.92099999999999"/>
            <table:table-cell office:value-type="float" office:value="189.673"/>
            <table:table-cell office:value-type="float" office:value="190.17400000000001"/>
            <table:table-cell office:value-type="float" office:value="190.16300000000001"/>
            <table:table-cell office:value-type="float" office:value="188.32599999999999"/>
            <table:table-cell office:value-type="float" office:value="190.42400000000001"/>
            <table:table-cell office:value-type="float" office:value="189.029"/>
            <table:table-cell office:value-type="float" office:value="190.15299999999999"/>
          </table:table-row>
          <table:table-row>
            <table:table-cell office:value-type="float" office:value="1"/>
            <table:table-cell office:value-type="float" office:value="189.27"/>
            <table:table-cell office:value-type="float" office:value="188.827"/>
            <table:table-cell office:value-type="float" office:value="188.88399999999999"/>
            <table:table-cell office:value-type="float" office:value="190.82"/>
            <table:table-cell office:value-type="float" office:value="190.47"/>
            <table:table-cell office:value-type="float" office:value="190.42400000000001"/>
            <table:table-cell office:value-type="float" office:value="188.358"/>
            <table:table-cell office:value-type="float" office:value="190.751"/>
            <table:table-cell office:value-type="float" office:value="190.21600000000001"/>
            <table:table-cell office:value-type="float" office:value="190.82400000000001"/>
          </table:table-row>
          <table:table-row>
            <table:table-cell office:value-type="float" office:value="2"/>
            <table:table-cell office:value-type="float" office:value="189.48599999999999"/>
            <table:table-cell office:value-type="float" office:value="190.26"/>
            <table:table-cell office:value-type="float" office:value="191.173"/>
            <table:table-cell office:value-type="float" office:value="190.983"/>
            <table:table-cell office:value-type="float" office:value="190.94800000000001"/>
            <table:table-cell office:value-type="float" office:value="191.05099999999999"/>
            <table:table-cell office:value-type="float" office:value="188.64"/>
            <table:table-cell office:value-type="float" office:value="191.30099999999999"/>
            <table:table-cell office:value-type="float" office:value="191.22200000000001"/>
            <table:table-cell office:value-type="float" office:value="191.01599999999999"/>
          </table:table-row>
          <table:table-row>
            <table:table-cell office:value-type="float" office:value="3"/>
            <table:table-cell office:value-type="float" office:value="189.6"/>
            <table:table-cell office:value-type="float" office:value="190.42"/>
            <table:table-cell office:value-type="float" office:value="191.5"/>
            <table:table-cell office:value-type="float" office:value="192.03800000000001"/>
            <table:table-cell office:value-type="float" office:value="191.05199999999999"/>
            <table:table-cell office:value-type="float" office:value="191.947"/>
            <table:table-cell office:value-type="float" office:value="190.25800000000001"/>
            <table:table-cell office:value-type="float" office:value="191.65100000000001"/>
            <table:table-cell office:value-type="float" office:value="191.29400000000001"/>
            <table:table-cell office:value-type="float" office:value="191.04900000000001"/>
          </table:table-row>
          <table:table-row>
            <table:table-cell office:value-type="float" office:value="4"/>
            <table:table-cell office:value-type="float" office:value="190.86600000000001"/>
            <table:table-cell office:value-type="float" office:value="190.52099999999999"/>
            <table:table-cell office:value-type="float" office:value="191.929"/>
            <table:table-cell office:value-type="float" office:value="192.4"/>
            <table:table-cell office:value-type="float" office:value="192.28700000000001"/>
            <table:table-cell office:value-type="float" office:value="192.357"/>
            <table:table-cell office:value-type="float" office:value="190.80799999999999"/>
            <table:table-cell office:value-type="float" office:value="191.82599999999999"/>
            <table:table-cell office:value-type="float" office:value="192.203"/>
            <table:table-cell office:value-type="float" office:value="191.8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65" chart:minimum="3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9.6067716535433pt" svg:width="486.4283464566929pt" chart:style-name="Crt0">
        <chart:title chart:style-name="CT00">
          <text:p text:style-name="a0" text:class-names="" text:cond-style-name="">KNN PARALELIZAD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knn.$D$6" chart:values-cell-range-address="knn.$D$7:.$D$11" chart:class="chart:line" chart:attached-axis="primary-y" chart:style-name="G0S0">
            <chart:data-point chart:repeated="5"/>
          </chart:series>
          <chart:series chart:label-cell-address="knn.$H$6" chart:values-cell-range-address="knn.$H$7:.$H$11" chart:class="chart:line" chart:attached-axis="primary-y" chart:style-name="G0S1">
            <chart:data-point chart:repeated="5"/>
          </chart:series>
          <chart:series chart:label-cell-address="knn.$L$6" chart:values-cell-range-address="knn.$L$7:.$L$11" chart:class="chart:line" chart:attached-axis="primary-y" chart:style-name="G0S2">
            <chart:data-point chart:repeated="5"/>
          </chart:series>
          <chart:series chart:label-cell-address="knn.$D$18" chart:values-cell-range-address="knn.$D$19:.$D$23" chart:class="chart:line" chart:attached-axis="primary-y" chart:style-name="G0S3">
            <chart:data-point chart:repeated="5"/>
          </chart:series>
          <chart:series chart:label-cell-address="knn.$H$18" chart:values-cell-range-address="knn.$H$19:.$H$23" chart:class="chart:line" chart:attached-axis="primary-y" chart:style-name="G0S4">
            <chart:data-point chart:repeated="5"/>
          </chart:series>
          <chart:series chart:label-cell-address="knn.$L$18" chart:values-cell-range-address="knn.$L$19:.$L$23" chart:class="chart:line" chart:attached-axis="primary-y" chart:style-name="G0S5">
            <chart:data-point chart:repeated="5"/>
          </chart:series>
          <chart:series chart:label-cell-address="knn.$D$30" chart:values-cell-range-address="knn.$D$31:.$D$35" chart:class="chart:line" chart:attached-axis="primary-y" chart:style-name="G0S6">
            <chart:data-point chart:repeated="5"/>
          </chart:series>
          <chart:series chart:label-cell-address="knn.$H$30" chart:values-cell-range-address="knn.$H$31:.$H$35" chart:class="chart:line" chart:attached-axis="primary-y" chart:style-name="G0S7">
            <chart:data-point chart:repeated="5"/>
          </chart:series>
          <chart:series chart:label-cell-address="knn.$L$30" chart:values-cell-range-address="knn.$L$31:.$L$35" chart:class="chart:line" chart:attached-axis="primary-y" chart:style-name="G0S8">
            <chart:data-point chart:repeated="5"/>
          </chart:series>
          <chart:series chart:label-cell-address="knn.$H$42" chart:values-cell-range-address="knn.$H$43:.$H$47" chart:class="chart:line" chart:attached-axis="primary-y" chart:style-name="G0S9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70" chart:min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2.4644881889764pt" svg:width="492.8572440944881pt" chart:style-name="Crt0">
        <chart:title chart:style-name="CT00">
          <text:p text:style-name="a0" text:class-names="" text:cond-style-name="">MAIN PARALELIZAD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ain.$D$6" chart:values-cell-range-address="main.$D$7:.$D$11" chart:class="chart:line" chart:attached-axis="primary-y" chart:style-name="G0S0">
            <chart:data-point chart:repeated="5"/>
          </chart:series>
          <chart:series chart:label-cell-address="main.$H$6" chart:values-cell-range-address="main.$H$7:.$H$11" chart:class="chart:line" chart:attached-axis="primary-y" chart:style-name="G0S1">
            <chart:data-point chart:repeated="5"/>
          </chart:series>
          <chart:series chart:label-cell-address="main.$L$6" chart:values-cell-range-address="main.$L$7:.$L$11" chart:class="chart:line" chart:attached-axis="primary-y" chart:style-name="G0S2">
            <chart:data-point chart:repeated="5"/>
          </chart:series>
          <chart:series chart:label-cell-address="main.$D$18" chart:values-cell-range-address="main.$D$19:.$D$23" chart:class="chart:line" chart:attached-axis="primary-y" chart:style-name="G0S3">
            <chart:data-point chart:repeated="5"/>
          </chart:series>
          <chart:series chart:label-cell-address="main.$H$18" chart:values-cell-range-address="main.$H$19:.$H$23" chart:class="chart:line" chart:attached-axis="primary-y" chart:style-name="G0S4">
            <chart:data-point chart:repeated="5"/>
          </chart:series>
          <chart:series chart:label-cell-address="main.$L$18" chart:values-cell-range-address="main.$L$19:.$L$23" chart:class="chart:line" chart:attached-axis="primary-y" chart:style-name="G0S5">
            <chart:data-point chart:repeated="5"/>
          </chart:series>
          <chart:series chart:label-cell-address="main.$D$30" chart:values-cell-range-address="main.$D$31:.$D$35" chart:class="chart:line" chart:attached-axis="primary-y" chart:style-name="G0S6">
            <chart:data-point chart:repeated="5"/>
          </chart:series>
          <chart:series chart:label-cell-address="main.$H$30" chart:values-cell-range-address="main.$H$31:.$H$35" chart:class="chart:line" chart:attached-axis="primary-y" chart:style-name="G0S7">
            <chart:data-point chart:repeated="5"/>
          </chart:series>
          <chart:series chart:label-cell-address="main.$L$30" chart:values-cell-range-address="main.$L$31:.$L$35" chart:class="chart:line" chart:attached-axis="primary-y" chart:style-name="G0S8">
            <chart:data-point chart:repeated="5"/>
          </chart:series>
          <chart:series chart:label-cell-address="main.$H$42" chart:values-cell-range-address="main.$H$43:.$H$47" chart:class="chart:line" chart:attached-axis="primary-y" chart:style-name="G0S9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50" chart:minimum="9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0.6781102362204pt" svg:width="506.25pt" chart:style-name="Crt0">
        <chart:title chart:style-name="CT00">
          <text:p text:style-name="a0" text:class-names="" text:cond-style-name="">KNN + MAIN PARALELIZAD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ODO.$D$6" chart:values-cell-range-address="TODO.$D$7:.$D$11" chart:class="chart:line" chart:attached-axis="primary-y" chart:style-name="G0S0">
            <chart:data-point chart:repeated="5"/>
          </chart:series>
          <chart:series chart:label-cell-address="TODO.$H$6" chart:values-cell-range-address="TODO.$H$7:.$H$11" chart:class="chart:line" chart:attached-axis="primary-y" chart:style-name="G0S1">
            <chart:data-point chart:repeated="5"/>
          </chart:series>
          <chart:series chart:label-cell-address="TODO.$L$6" chart:values-cell-range-address="TODO.$L$7:.$L$11" chart:class="chart:line" chart:attached-axis="primary-y" chart:style-name="G0S2">
            <chart:data-point chart:repeated="5"/>
          </chart:series>
          <chart:series chart:label-cell-address="TODO.$D$18" chart:values-cell-range-address="TODO.$D$19:.$D$23" chart:class="chart:line" chart:attached-axis="primary-y" chart:style-name="G0S3">
            <chart:data-point chart:repeated="5"/>
          </chart:series>
          <chart:series chart:label-cell-address="TODO.$H$18" chart:values-cell-range-address="TODO.$H$19:.$H$23" chart:class="chart:line" chart:attached-axis="primary-y" chart:style-name="G0S4">
            <chart:data-point chart:repeated="5"/>
          </chart:series>
          <chart:series chart:label-cell-address="TODO.$L$18" chart:values-cell-range-address="TODO.$L$19:.$L$23" chart:class="chart:line" chart:attached-axis="primary-y" chart:style-name="G0S5">
            <chart:data-point chart:repeated="5"/>
          </chart:series>
          <chart:series chart:label-cell-address="TODO.$D$30" chart:values-cell-range-address="TODO.$D$31:.$D$35" chart:class="chart:line" chart:attached-axis="primary-y" chart:style-name="G0S6">
            <chart:data-point chart:repeated="5"/>
          </chart:series>
          <chart:series chart:label-cell-address="TODO.$H$30" chart:values-cell-range-address="TODO.$H$31:.$H$35" chart:class="chart:line" chart:attached-axis="primary-y" chart:style-name="G0S7">
            <chart:data-point chart:repeated="5"/>
          </chart:series>
          <chart:series chart:label-cell-address="TODO.$H$42" chart:values-cell-range-address="TODO.$H$43:.$H$47" chart:class="chart:line" chart:attached-axis="primary-y" chart:style-name="G0S8">
            <chart:data-point chart:repeated="5"/>
          </chart:series>
          <chart:series chart:label-cell-address="TODO.$L$30" chart:values-cell-range-address="TODO.$L$31:.$L$35" chart:class="chart:line" chart:attached-axis="primary-y" chart:style-name="G0S9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